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style:style>
    <style:style style:name="P2" style:family="paragraph" style:parent-style-name="Standard">
      <style:paragraph-properties fo:text-align="start" style:justify-single-word="false"/>
      <style:text-properties style:font-name="Liberation Serif"/>
    </style:style>
    <style:style style:name="P3" style:family="paragraph" style:parent-style-name="Standard">
      <style:text-properties style:font-name="Liberation Serif" fo:font-weight="bold" style:font-weight-asian="bold" style:font-weight-complex="bold"/>
    </style:style>
    <style:style style:name="P4" style:family="paragraph" style:parent-style-name="Standard">
      <style:paragraph-properties fo:text-align="start" style:justify-single-word="false"/>
      <style:text-properties style:font-name="Liberation Serif" fo:font-weight="bold" style:font-weight-asian="bold" style:font-weight-complex="bold"/>
    </style:style>
    <style:style style:name="P5"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6" style:family="paragraph" style:parent-style-name="Standard">
      <style:text-properties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8" style:family="paragraph" style:parent-style-name="Standard">
      <style:paragraph-properties fo:text-align="start" style:justify-single-word="false"/>
      <style:text-properties style:font-name="Liberation Serif" fo:font-style="normal" style:text-underline-style="none" fo:font-weight="bold" style:font-style-asian="normal" style:font-weight-asian="bold" style:font-style-complex="normal" style:font-weight-complex="bold"/>
    </style:style>
    <style:style style:name="P9" style:family="paragraph" style:parent-style-name="Standard">
      <style:text-properties style:font-name="Liberation Serif"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Liberation Serif"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style:font-name="Liberation Serif" style:text-underline-style="solid" style:text-underline-width="auto" style:text-underline-color="font-color" fo:font-weight="bold" style:font-weight-asian="bold" style:font-weight-complex="bold"/>
    </style:style>
    <style:style style:name="P12" style:family="paragraph" style:parent-style-name="Standard">
      <style:text-properties fo:color="#004586" style:font-name="Liberation Serif"/>
    </style:style>
    <style:style style:name="P13"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14" style:family="paragraph" style:parent-style-name="Standard">
      <style:paragraph-properties fo:text-align="start" style:justify-single-word="false"/>
      <style:text-properties fo:color="#004586" style:font-name="Liberation Serif"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color="#004586" style:font-name="Liberation Serif" fo:font-style="normal" style:text-underline-style="none" fo:font-weight="normal" fo:background-color="transparent"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004586" style:font-name="Liberation Serif" fo:font-style="normal" style:text-underline-style="none" fo:background-color="transparent" style:font-style-asian="normal" style:font-style-complex="normal"/>
    </style:style>
    <style:style style:name="P17" style:family="paragraph" style:parent-style-name="Standard">
      <style:text-properties fo:color="#004586" style:font-name="Liberation Serif" fo:font-style="italic" style:text-underline-style="solid" style:text-underline-width="auto" style:text-underline-color="font-color" fo:font-weight="normal" style:font-style-asian="italic" style:font-weight-asian="normal" style:font-style-complex="italic" style:font-weight-complex="normal"/>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fo:color="#198a8a" style:font-name="Liberation Serif" fo:font-style="normal" style:text-underline-style="none" fo:background-color="transparent" style:font-style-asian="normal" style:font-style-complex="normal"/>
    </style:style>
    <style:style style:name="P21" style:family="paragraph" style:parent-style-name="Standard" style:list-style-name="L1"/>
    <style:style style:name="P22" style:family="paragraph" style:parent-style-name="Standard" style:list-style-name="L1">
      <style:text-properties fo:color="#ff0000"/>
    </style:style>
    <style:style style:name="P23" style:family="paragraph" style:parent-style-name="Standard">
      <style:paragraph-properties fo:text-align="start" style:justify-single-word="false"/>
      <style:text-properties style:font-name="Liberation Serif"/>
    </style:style>
    <style:style style:name="P24" style:family="paragraph" style:parent-style-name="Standard">
      <style:paragraph-properties fo:text-align="start" style:justify-single-word="false"/>
      <style:text-properties style:font-name="Liberation Serif" officeooo:paragraph-rsid="001e65cb"/>
    </style:style>
    <style:style style:name="P25" style:family="paragraph" style:parent-style-name="Standard">
      <style:paragraph-properties fo:text-align="start" style:justify-single-word="false"/>
      <style:text-properties style:font-name="Liberation Serif" officeooo:paragraph-rsid="00201a94"/>
    </style:style>
    <style:style style:name="P26" style:family="paragraph" style:parent-style-name="Standard">
      <style:paragraph-properties fo:text-align="start" style:justify-single-word="false"/>
      <style:text-properties style:font-name="Liberation Serif" officeooo:paragraph-rsid="0023336f"/>
    </style:style>
    <style:style style:name="P27" style:family="paragraph" style:parent-style-name="Standard">
      <style:paragraph-properties fo:text-align="start" style:justify-single-word="false"/>
      <style:text-properties style:font-name="Liberation Serif" fo:font-style="normal" style:text-underline-style="none" style:font-style-asian="normal" style:font-style-complex="normal"/>
    </style:style>
    <style:style style:name="P28" style:family="paragraph" style:parent-style-name="Standard">
      <style:paragraph-properties fo:text-align="start" style:justify-single-word="false"/>
      <style:text-properties style:font-name="Liberation Serif" fo:font-style="normal" style:text-underline-style="none" officeooo:paragraph-rsid="0023336f" style:font-style-asian="normal" style:font-style-complex="normal"/>
    </style:style>
    <style:style style:name="P29" style:family="paragraph" style:parent-style-name="Standard">
      <style:paragraph-properties fo:text-align="start" style:justify-single-word="false"/>
      <style:text-properties style:font-name="Liberation Serif" fo:font-style="normal" style:text-underline-style="none" officeooo:paragraph-rsid="0023b85d" style:font-style-asian="normal" style:font-style-complex="normal"/>
    </style:style>
    <style:style style:name="P30" style:family="paragraph" style:parent-style-name="Standard">
      <style:paragraph-properties fo:text-align="start" style:justify-single-word="false"/>
      <style:text-properties style:font-name="Liberation Serif" officeooo:paragraph-rsid="00201a94" fo:background-color="#ffffff"/>
    </style:style>
    <style:style style:name="P31" style:family="paragraph" style:parent-style-name="Standard">
      <style:paragraph-properties fo:text-align="start" style:justify-single-word="false"/>
      <style:text-properties style:font-name="Liberation Serif" officeooo:paragraph-rsid="002182e0" fo:background-color="#ffffff"/>
    </style:style>
    <style:style style:name="P32" style:family="paragraph" style:parent-style-name="Standard">
      <style:paragraph-properties fo:text-align="start" style:justify-single-word="false"/>
      <style:text-properties style:font-name="Liberation Serif" fo:font-style="italic" style:text-underline-style="solid" style:text-underline-width="auto" style:text-underline-color="font-color" style:font-style-asian="italic" style:font-style-complex="italic"/>
    </style:style>
    <style:style style:name="P33" style:family="paragraph" style:parent-style-name="Standard">
      <style:text-properties fo:color="#004586" style:font-name="Liberation Serif"/>
    </style:style>
    <style:style style:name="P34" style:family="paragraph" style:parent-style-name="Standard">
      <style:paragraph-properties fo:text-align="start" style:justify-single-word="false"/>
      <style:text-properties fo:color="#004586" style:font-name="Liberation Serif" fo:font-style="normal" style:text-underline-style="none" style:font-style-asian="normal" style:font-style-complex="normal"/>
    </style:style>
    <style:style style:name="P35" style:family="paragraph" style:parent-style-name="Standard">
      <style:paragraph-properties fo:text-align="start" style:justify-single-word="false"/>
      <style:text-properties fo:color="#0047ff" style:font-name="Liberation Serif" officeooo:paragraph-rsid="001e65cb"/>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201a94" style:font-style-asian="normal" style:font-style-complex="normal"/>
    </style:style>
    <style:style style:name="T3" style:family="text">
      <style:text-properties fo:font-style="normal" style:text-underline-style="none" officeooo:rsid="0023336f" style:font-style-asian="normal" style:font-style-complex="normal"/>
    </style:style>
    <style:style style:name="T4" style:family="text">
      <style:text-properties fo:font-style="normal" style:text-underline-style="none" officeooo:rsid="00257c2b" style:font-style-asian="normal" style:font-style-complex="normal"/>
    </style:style>
    <style:style style:name="T5" style:family="text">
      <style:text-properties fo:font-style="normal" style:text-underline-style="none" officeooo:rsid="002641ec" style:font-style-asian="normal" style:font-style-complex="normal"/>
    </style:style>
    <style:style style:name="T6" style:family="text">
      <style:text-properties fo:font-style="normal" style:text-underline-style="none" officeooo:rsid="0026b7b2" style:font-style-asian="normal" style:font-style-complex="normal"/>
    </style:style>
    <style:style style:name="T7" style:family="text">
      <style:text-properties style:font-name="Liberation Serif"/>
    </style:style>
    <style:style style:name="T8" style:family="text">
      <style:text-properties style:font-name="Liberation Serif" fo:font-style="italic" style:text-underline-style="none" style:font-style-asian="italic" style:font-style-complex="italic"/>
    </style:style>
    <style:style style:name="T9" style:family="text">
      <style:text-properties style:font-name="Liberation Serif" fo:font-style="normal" style:text-underline-style="none" style:font-style-asian="normal" style:font-style-complex="normal"/>
    </style:style>
    <style:style style:name="T10" style:family="text">
      <style:text-properties fo:color="#33cc66"/>
    </style:style>
    <style:style style:name="T11" style:family="text">
      <style:text-properties officeooo:rsid="001bc9f6"/>
    </style:style>
    <style:style style:name="T12" style:family="text">
      <style:text-properties fo:font-weight="bold" style:font-weight-asian="bold" style:font-weight-complex="bold"/>
    </style:style>
    <style:style style:name="T13" style:family="text">
      <style:text-properties fo:font-weight="bold" officeooo:rsid="0023b85d" style:font-weight-asian="bold" style:font-weight-complex="bold"/>
    </style:style>
    <style:style style:name="T14" style:family="text">
      <style:text-properties fo:color="#0047ff" officeooo:rsid="001e65cb"/>
    </style:style>
    <style:style style:name="T15" style:family="text">
      <style:text-properties fo:font-weight="normal" style:font-weight-asian="normal" style:font-weight-complex="normal"/>
    </style:style>
    <style:style style:name="T16" style:family="text">
      <style:text-properties fo:color="#000000"/>
    </style:style>
    <style:style style:name="T17" style:family="text">
      <style:text-properties fo:color="#000000" fo:font-weight="normal" officeooo:rsid="0023336f" style:font-weight-asian="normal" style:font-weight-complex="normal"/>
    </style:style>
    <style:style style:name="T18"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color="#000000" fo:font-style="normal" style:text-underline-style="solid" style:text-underline-width="auto" style:text-underline-color="font-color" fo:font-weight="normal" officeooo:rsid="001bc9f6" style:font-style-asian="normal" style:font-weight-asian="normal" style:font-style-complex="normal" style:font-weight-complex="normal"/>
    </style:style>
    <style:style style:name="T20" style:family="text">
      <style:text-properties fo:color="#000000" fo:font-style="normal" style:text-underline-style="solid" style:text-underline-width="auto" style:text-underline-color="font-color" style:font-style-asian="normal" style:font-style-complex="normal"/>
    </style:style>
    <style:style style:name="T21" style:family="text">
      <style:text-properties fo:color="#000000" fo:font-style="normal" style:text-underline-style="solid" style:text-underline-width="auto" style:text-underline-color="font-color" officeooo:rsid="001bc9f6" style:font-style-asian="normal" style:font-style-complex="normal"/>
    </style:style>
    <style:style style:name="T22" style:family="text">
      <style:text-properties fo:color="#000000" fo:font-style="normal" style:text-underline-style="none" officeooo:rsid="00201a94" fo:background-color="#ffffff" style:font-style-asian="normal" style:font-style-complex="normal"/>
    </style:style>
    <style:style style:name="T23" style:family="text">
      <style:text-properties fo:color="#000000" fo:font-style="normal" style:text-underline-style="none" style:font-style-asian="normal" style:font-style-complex="normal"/>
    </style:style>
    <style:style style:name="T24" style:family="text">
      <style:text-properties fo:color="#000000" fo:font-style="normal" style:text-underline-style="none" fo:font-weight="bold" officeooo:rsid="00201a94" fo:background-color="#ffffff" style:font-style-asian="normal" style:font-weight-asian="bold" style:font-style-complex="normal" style:font-weight-complex="bold"/>
    </style:style>
    <style:style style:name="T25" style:family="text">
      <style:text-properties fo:color="#000000" officeooo:rsid="00201a94" fo:background-color="#ffffff"/>
    </style:style>
    <style:style style:name="T26" style:family="text">
      <style:text-properties fo:color="#000000" officeooo:rsid="0023336f" fo:background-color="#ffffff"/>
    </style:style>
    <style:style style:name="T27" style:family="text">
      <style:text-properties fo:color="#000000" officeooo:rsid="0023336f"/>
    </style:style>
    <style:style style:name="T28" style:family="text">
      <style:text-properties fo:color="#000000" fo:font-weight="bold" officeooo:rsid="0023336f" fo:background-color="#ffffff" style:font-weight-asian="bold" style:font-weight-complex="bold"/>
    </style:style>
    <style:style style:name="T29" style:family="text">
      <style:text-properties fo:color="#000000" fo:font-weight="bold" officeooo:rsid="00201a94" fo:background-color="#ffffff" style:font-weight-asian="bold" style:font-weight-complex="bold"/>
    </style:style>
    <style:style style:name="T30" style:family="text">
      <style:text-properties fo:font-style="italic" style:text-underline-style="solid" style:text-underline-width="auto" style:text-underline-color="font-color" style:font-style-asian="italic" style:font-style-complex="italic"/>
    </style:style>
    <style:style style:name="T31" style:family="text">
      <style:text-properties officeooo:rsid="001c4ffc"/>
    </style:style>
    <style:style style:name="T32" style:family="text">
      <style:text-properties officeooo:rsid="001e65cb"/>
    </style:style>
    <style:style style:name="T33" style:family="text">
      <style:text-properties officeooo:rsid="00201a94"/>
    </style:style>
    <style:style style:name="T34" style:family="text">
      <style:text-properties fo:color="#ff00ff" fo:font-weight="bold" officeooo:rsid="002182e0" style:font-weight-asian="bold" style:font-weight-complex="bold"/>
    </style:style>
    <style:style style:name="T35" style:family="text">
      <style:text-properties fo:color="#ff00ff" officeooo:rsid="002182e0"/>
    </style:style>
    <style:style style:name="T36" style:family="text">
      <style:text-properties fo:color="#008080"/>
    </style:style>
    <style:style style:name="T37" style:family="text">
      <style:text-properties fo:color="#008080" fo:font-weight="bold" style:font-weight-asian="bold" style:font-weight-complex="bold"/>
    </style:style>
    <style:style style:name="T38" style:family="text">
      <style:text-properties fo:color="#008080" fo:font-weight="bold" officeooo:rsid="00201a94" style:font-weight-asian="bold" style:font-weight-complex="bold"/>
    </style:style>
    <style:style style:name="T39" style:family="text">
      <style:text-properties fo:color="#008080" fo:font-weight="bold" officeooo:rsid="002182e0" style:font-weight-asian="bold" style:font-weight-complex="bold"/>
    </style:style>
    <style:style style:name="T40" style:family="text">
      <style:text-properties fo:color="#008080" fo:font-weight="bold" officeooo:rsid="0023336f" style:font-weight-asian="bold" style:font-weight-complex="bold"/>
    </style:style>
    <style:style style:name="T41" style:family="text">
      <style:text-properties fo:color="#008080" fo:font-style="normal" style:text-underline-style="none" fo:font-weight="bold" style:font-style-asian="normal" style:font-weight-asian="bold" style:font-style-complex="normal" style:font-weight-complex="bold"/>
    </style:style>
    <style:style style:name="T42" style:family="text">
      <style:text-properties fo:color="#008080" fo:font-style="normal" style:text-underline-style="none" fo:font-weight="bold" officeooo:rsid="0023336f" style:font-style-asian="normal" style:font-weight-asian="bold" style:font-style-complex="normal" style:font-weight-complex="bold"/>
    </style:style>
    <style:style style:name="T43" style:family="text">
      <style:text-properties fo:color="#6b0094" officeooo:rsid="00201a94"/>
    </style:style>
    <style:style style:name="T44" style:family="text">
      <style:text-properties officeooo:rsid="002182e0"/>
    </style:style>
    <style:style style:name="T45" style:family="text">
      <style:text-properties officeooo:rsid="0023336f"/>
    </style:style>
    <style:style style:name="T46" style:family="text">
      <style:text-properties officeooo:rsid="0023b85d"/>
    </style:style>
    <style:style style:name="T47" style:family="text">
      <style:text-properties officeooo:rsid="00257c2b"/>
    </style:style>
    <style:style style:name="T48" style:family="text">
      <style:text-properties officeooo:rsid="002641ec"/>
    </style:style>
    <style:style style:name="T49" style:family="text">
      <style:text-properties fo:color="#ff420e" fo:font-weight="bold" officeooo:rsid="002182e0" style:font-weight-asian="bold" style:font-weight-complex="bold"/>
    </style:style>
    <style:style style:name="T50" style:family="text">
      <style:text-properties fo:color="#b80047" fo:font-weight="bold" officeooo:rsid="002182e0" style:font-weight-asian="bold" style:font-weight-complex="bold"/>
    </style:style>
    <style:style style:name="T51" style:family="text">
      <style:text-properties fo:color="#b80047" fo:font-weight="bold" officeooo:rsid="0023336f" style:font-weight-asian="bold" style:font-weight-complex="bold"/>
    </style:style>
    <style:style style:name="T52" style:family="text">
      <style:text-properties fo:color="#b80047" fo:font-weight="bold" officeooo:rsid="0023b85d" style:font-weight-asian="bold" style:font-weight-complex="bold"/>
    </style:style>
    <style:style style:name="T53" style:family="text">
      <style:text-properties fo:color="#b80047" fo:font-weight="bold" officeooo:rsid="002641ec" style:font-weight-asian="bold" style:font-weight-complex="bold"/>
    </style:style>
    <style:style style:name="T54" style:family="text">
      <style:text-properties fo:color="#b80047" fo:font-weight="bold" officeooo:rsid="0023336f" fo:background-color="#ffffff" style:font-weight-asian="bold" style:font-weight-complex="bold"/>
    </style:style>
    <style:style style:name="T55" style:family="text">
      <style:text-properties fo:color="#b80047" fo:font-weight="bold" officeooo:rsid="00201a94" fo:background-color="#ffffff" style:font-weight-asian="bold" style:font-weight-complex="bold"/>
    </style:style>
    <style:style style:name="T56" style:family="text">
      <style:text-properties fo:color="#b80047" officeooo:rsid="0023336f"/>
    </style:style>
    <style:style style:name="T57" style:family="text">
      <style:text-properties fo:color="#b80047" fo:font-style="normal" style:text-underline-style="none" fo:font-weight="bold" officeooo:rsid="00201a94" fo:background-color="#ffffff" style:font-style-asian="normal" style:font-weight-asian="bold" style:font-style-complex="normal" style:font-weight-complex="bold"/>
    </style:style>
    <style:style style:name="T58" style:family="text">
      <style:text-properties fo:color="#b80047" fo:font-style="normal" style:text-underline-style="none" fo:font-weight="bold" officeooo:rsid="0023336f" style:font-style-asian="normal" style:font-weight-asian="bold" style:font-style-complex="normal" style:font-weight-complex="bold"/>
    </style:style>
    <style:style style:name="T59" style:family="text">
      <style:text-properties fo:color="#b80047" fo:font-style="normal" style:text-underline-style="none" fo:font-weight="bold" officeooo:rsid="00257c2b" style:font-style-asian="normal" style:font-weight-asian="bold" style:font-style-complex="normal" style:font-weight-complex="bold"/>
    </style:style>
    <style:style style:name="T60" style:family="text">
      <style:text-properties fo:color="#b80047" fo:font-style="normal" style:text-underline-style="none" officeooo:rsid="0023336f" style:font-style-asian="normal" style:font-style-complex="normal"/>
    </style:style>
    <style:style style:name="T61" style:family="text">
      <style:text-properties fo:color="#b80047" fo:font-style="normal" style:text-underline-style="none" officeooo:rsid="00257c2b" style:font-style-asian="normal" style:font-style-complex="normal"/>
    </style:style>
    <style:style style:name="T62" style:family="text">
      <style:text-properties fo:color="#b80047" officeooo:rsid="0023b85d"/>
    </style:style>
    <style:style style:name="T63" style:family="text">
      <style:text-properties fo:color="#b80047" officeooo:rsid="002641ec"/>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CAP Program Tutorial: Model Fitting in Python</text:p>
      <text:p text:style-name="P1">Katie Eckert (adapted from tutorials by Sheila Kannappan &amp; Amy Oldenberg)</text:p>
      <text:p text:style-name="P1">June 24, 2015</text:p>
      <text:p text:style-name="P1"/>
      <text:p text:style-name="P24">Please <text:span text:style-name="T11">retrieve the tutorial information from </text:span><text:a xlink:type="simple" xlink:href="http://github.com/capprogram/FittingTutorial"><text:span text:style-name="T32">http://github.com/capprogram/FittingTutorial</text:span></text:a><text:span text:style-name="T32"> </text:span><text:span text:style-name="T11">and </text:span><text:span text:style-name="T32">copy it to </text:span>your working space. <text:span text:style-name="T32">These files contain partial answers to some of the activities, that are for you to fill out. Solutions are also available for all of the activities. I have also included a derivation s</text:span>heet. There is also a <text:span text:style-name="T32">sub</text:span>directory containing <text:span text:style-name="T31">an</text:span> optimization tutorial in case you get through all of th<text:span text:style-name="T31">e tutorial</text:span> or <text:span text:style-name="T31">want more information about model fitting.</text:span></text:p>
      <text:p text:style-name="P24"><text:span text:style-name="T31"/></text:p>
      <text:p text:style-name="P24"><text:span text:style-name="T32">When we have a data set, we would like to fit a model to the data. Models help us to:</text:span></text:p>
      <text:p text:style-name="P35"><text:span text:style-name="T32">understand properties about our data</text:span></text:p>
      <text:p text:style-name="P24"><text:span text:style-name="T14">draw conclusions from the observed data</text:span></text:p>
      <text:p text:style-name="P2"/>
      <text:p text:style-name="P2">In this tutorial we will go through the basics of fitting model parameters to data using <text:span text:style-name="T11">two different techniques:</text:span> <text:span text:style-name="T19">M</text:span><text:span text:style-name="T18">aximum </text:span><text:span text:style-name="T19">L</text:span><text:span text:style-name="T18">ikelihood </text:span><text:span text:style-name="T19">E</text:span><text:span text:style-name="T18">stimation</text:span><text:span text:style-name="T16"> and </text:span><text:span text:style-name="T20">Bayesian </text:span><text:span text:style-name="T21">A</text:span><text:span text:style-name="T20">nalysis</text:span><text:span text:style-name="T30">.</text:span> </text:p>
      <text:p text:style-name="P2"><text:span text:style-name="T31"/></text:p>
      <text:p text:style-name="P2"/>
      <text:p text:style-name="P4">Part I: Linear Least Squares Fitting &amp; Maximum Likelihood Estimation:</text:p>
      <text:p text:style-name="P2">Least Squares Fitting is based on the assumption that the uncertainty in your measurements follows a Gaussian distribution. <text:span text:style-name="T32">In the linear case, t</text:span>he best solution is given by the slope &amp; y-intercept parameters that minimize the <text:span text:style-name="T32">root mean square (rms) of the residuals in the y-direction.</text:span></text:p>
      <text:p text:style-name="P2"/>
      <text:p text:style-name="P25">Least Squares Fitting falls within the category of parameter fitting known as Maximum Likelihood Estimation. <text:span text:style-name="T33">In this method, we measure </text:span>the likelihood <text:span text:style-name="T33">for a given model</text:span>:</text:p>
      <text:p text:style-name="P25"><text:tab/> <text:span text:style-name="T33">L = (exp(-Chi^2/2) Chi^2=SUM(yval-ymodel)^2/sig^2 </text:span></text:p>
      <text:p text:style-name="P25"><text:span text:style-name="T33">I</text:span>n th<text:span text:style-name="T33">e</text:span> case <text:span text:style-name="T33">of a linear fit our parameters are </text:span>the slope and y-intercept values of <text:span text:style-name="T33">the </text:span>line. We then take the derivative of the natural log of the likelihood with respect to each parameter. Setting these derivati<text:span text:style-name="T33">v</text:span>es to zero and solving, we can find the maximum likelihood solution for each parameter. <text:s/></text:p>
      <text:p text:style-name="P25"/>
      <text:p text:style-name="P25">For least squares fitting, it is possible to obtain an analytical solution for the slope and y-intercept, which we have shown on the derivation sheet. For more complicated functions, the derivatives of the likelihood may not be possible to solve analytically, and we can use programs such as <text:span text:style-name="T37">numpy.polyfit</text:span> to determine the parameters numerically.</text:p>
      <text:p text:style-name="P30"><text:span text:style-name="T43"/></text:p>
      <text:p text:style-name="P25"><text:span text:style-name="T30">Activity 1: paramfit1.py</text:span></text:p>
      <text:p text:style-name="P25"><text:span text:style-name="T2">In</text:span><text:span text:style-name="T1"> paramfit1.py </text:span><text:span text:style-name="T2">we create fake data with known slope and y-intercept. We then compute the maximum likelihood estimated slope and y-intercept for the fake data. F</text:span><text:span text:style-name="T1">ill in lines ending with “?” </text:span></text:p>
      <text:p text:style-name="P30"><text:span text:style-name="T33"/></text:p>
      <text:p text:style-name="P31"><text:span text:style-name="T50">a)</text:span><text:span text:style-name="T44"> Plot the data. What does </text:span><text:span text:style-name="T39">npr.normal</text:span><text:span text:style-name="T44"> do?</text:span></text:p>
      <text:p text:style-name="P31"><text:span text:style-name="T44"/></text:p>
      <text:p text:style-name="P31"><text:span text:style-name="T51">b)</text:span><text:span text:style-name="T45"> </text:span><text:span text:style-name="T33">Read over </text:span><text:span text:style-name="T45">the </text:span><text:span text:style-name="T33">MLE derivation </text:span><text:span text:style-name="T45">for the</text:span><text:span text:style-name="T33"> linear least squares analytical solution </text:span><text:span text:style-name="T45">and compute the slope and y-intercept for the data set. Overplot the best fit solution.</text:span></text:p>
      <text:p text:style-name="P25"><text:span text:style-name="T1"/></text:p>
      <text:p text:style-name="P26"><text:span text:style-name="T57">c)</text:span><text:span text:style-name="T22"> </text:span><text:span text:style-name="T23">Fo</text:span><text:span text:style-name="T1">r linear least squares fitting, we can obtain analytical solutions to the uncertainties on the slope and y-intercept estimates, </text:span><text:span text:style-name="T3">which are provided on the derivation sheet. Compute the uncertainties analytically. Which parameter has a larger uncertainty?</text:span></text:p>
      <text:p text:style-name="P26"><text:span text:style-name="T3"/></text:p>
      <text:p text:style-name="P28"><text:soft-page-break/><text:span text:style-name="T54">d</text:span><text:span text:style-name="T55">)</text:span><text:span text:style-name="T25"> R</text:span><text:span text:style-name="T27">e</text:span><text:span text:style-name="T3">ad up on </text:span><text:span text:style-name="T40">n</text:span><text:span text:style-name="T38">p</text:span><text:span text:style-name="T40">.polyfit</text:span><text:span text:style-name="T3">: </text:span><text:a xlink:type="simple" xlink:href="http://docs.scipy.org/doc/numpy/reference/generated/numpy.polyfit.html">http://docs.scipy.org/doc/numpy/reference/generated/numpy.polyfit.html</text:a><text:span text:style-name="T3"> </text:span><text:span text:style-name="T45">Use </text:span><text:span text:style-name="T40">n</text:span><text:span text:style-name="T38">p</text:span><text:span text:style-name="T40">.polyfit </text:span><text:span text:style-name="T17">to compute the MLE slope and y-offset for the data set.</text:span><text:span text:style-name="T45"> Do you get the same result as in the analytical case from part b?</text:span></text:p>
      <text:p text:style-name="P26"><text:span text:style-name="T1"/></text:p>
      <text:p text:style-name="P26"><text:span text:style-name="T58">e)</text:span><text:span text:style-name="T3"> </text:span><text:span text:style-name="T1">Another method </text:span><text:span text:style-name="T3">to determine the uncertainties is to </text:span><text:span text:style-name="T1">use the covariance matrix, which is the inverse of the Hessian matrix (provided on the derivation sheet), which computes the derivatives numerically. </text:span><text:span text:style-name="T42">np.</text:span><text:span text:style-name="T41">polyfit</text:span><text:span text:style-name="T1"> will produce the covariance matrix if you set cov=”True”. </text:span><text:span text:style-name="T3">Print out the uncertainties computed using the covariance matrix. Are they the same as the analytical solution? What happens if you increase the number of data points? What happens if you decrease the number of data points?</text:span></text:p>
      <text:p text:style-name="P5"/>
      <text:p text:style-name="P5">Activity 2: zombies</text:p>
      <text:p text:style-name="P7">For this activity you will write your own code (but remember that you can take portions of previous code to make the process faster). <text:span text:style-name="T46">Please feel free to work together on this part.</text:span></text:p>
      <text:p text:style-name="P7"/>
      <text:p text:style-name="P29">A virus has gotten out that is turning humans into zombies. You have been recording the % of zombies ever since the outbreak (~14 days ago). However the power has gone out for the past four days and your generator just kicked in allowing you to analyze the data and determine when there will be no humans left (% humans = [1-% zombies] = 0). <text:span text:style-name="T15">Your data are in percentagezombies.txt</text:span></text:p>
      <text:p text:style-name="P7"/>
      <text:p text:style-name="P7"><text:span text:style-name="T52">a)</text:span> <text:span text:style-name="T46">R</text:span>ead in your data and plot it as time vs. %human as blue stars? <text:span text:style-name="T46">Assume that there is an uncertainty on the time at which you take each data point about the zombie percentage ~0.5 day.</text:span></text:p>
      <text:p text:style-name="P7"><text:span text:style-name="T46"/></text:p>
      <text:p text:style-name="P7"><text:span text:style-name="T52">b)</text:span><text:span text:style-name="T46"> </text:span>Evaluate the MLE slope &amp; y-intercept and overplot the best fit line in green. <text:span text:style-name="T47">What does the y-intercept value mean in the context of this contrived situation?</text:span></text:p>
      <text:p text:style-name="P7"/>
      <text:p text:style-name="P5"><text:span text:style-name="T59">c)</text:span><text:span text:style-name="T1"> In the above </text:span><text:span text:style-name="T4">step</text:span><text:span text:style-name="T1"> you have fit the data minimizing residuals in the y-direction (time). </text:span><text:span text:style-name="T4">W</text:span><text:span text:style-name="T1">hat if you fit the data minimizing residuals in the x-direction (%humans)? Keep in mind that the values for the slope and y-intercept won't mean exactly the same thing and you will need to do algebra to compare with step </text:span><text:span text:style-name="T5">b</text:span><text:span text:style-name="T1">. Over plot this fit in red – how does the y-intercept change? </text:span><text:span text:style-name="T5">Which variable should you minimize </text:span><text:span text:style-name="T6">to predict when there will be no humans left</text:span><text:span text:style-name="T5">?</text:span></text:p>
      <text:p text:style-name="P5"><text:span text:style-name="T5"/></text:p>
      <text:p text:style-name="P7"><text:span text:style-name="T53">d)</text:span> In a new plotting window, plot the residuals of the linear fit from step 2 as green stars. <text:s/>Evaluate the reduced Chi^2 for your data <text:span text:style-name="T48">(please refer to the Correlations and Tests Tutorial from June 9). Is your model a good fit to the data? </text:span>Often times we think the R value from the Pearson correlation test tells us how good the fit is, but a reduced Chi^2 actually gives <text:span text:style-name="T48">a better</text:span> estimate of how good your model is, not just whether the correlation is strong. <text:span text:style-name="T48">Remember, it is important to interpret he reduced Chi^2 value in terms of the number of data points</text:span></text:p>
      <text:p text:style-name="P13"/>
      <text:p text:style-name="P13">Optional: (if you are running low on time, skip ahead to Part II on Bayesian estimation)</text:p>
      <text:p text:style-name="P12"><text:span text:style-name="T53">e)</text:span> What happens when you increase the order of the fit? Overplot the higher order fits on figure 1. What happens to th<text:span text:style-name="T48">e</text:span> residuals if you increase the order of the fit (see <text:span text:style-name="T37">np.polyfit</text:span>, and <text:span text:style-name="T37">np.polyval</text:span>)? Overplot the new fits compared to the linear fit on figure 2.</text:p>
      <text:p text:style-name="P12"/>
      <text:p text:style-name="P12"><text:span text:style-name="T53">f)</text:span> Calculate the reduced Chi^2 for these higher order fits – do they yield as good a fit to the data as the linear fit?</text:p>
      <text:p text:style-name="Standard"/>
      <text:p text:style-name="Standard">In the above examples we have assumed that the uncertainty on all of our data points is the same. This simplified assumption is often not the case. If the uncertainties are different, then must include each data point's uncertainty within the summations given in the derivation sheet.</text:p>
      <text:p text:style-name="Standard"><text:soft-page-break/></text:p>
      <text:p text:style-name="P3">Part II: Bayesian Estimation:</text:p>
      <text:p text:style-name="Standard"><text:span text:style-name="T7">In Bayesian analysis we turn from minimizing the likelihood distribution to constructing entire sets of likelihood distributions based on a grid of parameter space where we think our parameters are likely to be. Thus we must set up are problem with known </text:span><text:span text:style-name="T8">priors </text:span><text:span text:style-name="T9">on the possible range and distribution of this grid space</text:span><text:span text:style-name="T8">.</text:span><text:span text:style-name="T9"> See the Derivation sheet for the mathematical notation. We can see the distribution of likelihoods for a given parameter by “marginalizing” over other parameters (i.e., if we want to look at the posterior likelihood distribution of the slope, we integrate over the likelihood distribution of the y-intercept). </text:span></text:p>
      <text:p text:style-name="P18"/>
      <text:p text:style-name="P6">Activity 1:paramfit2.py</text:p>
      <text:p text:style-name="P9">In this activity we will again use the fake data set as created in paramfit1.py. This time, however, we will setup a grid of possible values of the slope and y-intercept and evaluate the likelihood of each grid point. We then examine the likelihood distributions for both the slope and the y-intercept by marginalizing over the relevant parameter. Uncomment the code as you read through it and finish any lines ending with “?”. <text:s/>Compare with the values and uncertainties for the slope and y-intercept that you got from paramfit1.py, see what happens when you change the number of data points and/or the grid spacing.</text:p>
      <text:p text:style-name="P9"/>
      <text:p text:style-name="P9">Some of this activity is taken from <text:a xlink:type="simple" xlink:href="http://jakevdp.github.io/blog/2014/06/14/frequentism-and-bayesianism-4-bayesian-in-python/">http://jakevdp.github.io/blog/2014/06/14/frequentism-and-bayesianism-4-bayesian-in-python/</text:a> <text:s/>which I encourage you to look at in more detail. </text:p>
      <text:p text:style-name="P19"/>
      <text:p text:style-name="P17">Optional - Activity 2:zombies</text:p>
      <text:p text:style-name="P13">For this activity you will write your own code (but remember that you can take portions of previous code to make the process faster).</text:p>
      <text:p text:style-name="P15"/>
      <text:p text:style-name="P16">A virus has gotten out that is turning humans into zombies. You as a scientist have been recording the % of zombies ever since the outbreak (~14 days ago). However the power has gone out for the past four days and your generator just kicked in allowing you to analyze the data and determine when there will be no humans left (% humans = [1-% zombies] = 0). Use your Bayesian skills to perform this analysis.</text:p>
      <text:p text:style-name="P20"/>
      <text:p text:style-name="P13">1. Read in your data and plot it as time vs. %human</text:p>
      <text:p text:style-name="P13">2. Create a grid space for the Bayesian analysis and compute the full likelihood distribution</text:p>
      <text:p text:style-name="P13">3. Determine the posterior likelihood distribution for the time at which there are 0% humans</text:p>
      <text:p text:style-name="P14">4. Using the prior that you yourself are not a zombie yet and that you have provisions for another year, determine the likelihood distribution for the time at which there are 0%humans.</text:p>
      <text:p text:style-name="P14">5. How do these values for the time at which there are 0%humans compare with the two different fits that you did in the previous zombie activity?</text:p>
      <text:p text:style-name="P5"/>
      <text:p text:style-name="P8"/>
      <text:p text:style-name="P10">Don't worry if you did not through all of this tutorial. I have written up my solutions (which may look different from yours, but hopefully give the same answers) and you can feel free to check them or continue working on the activities at another time (feel free to ask me if you need any clarifications). If you are interested in any of the topics we covered today, please explore or ask and I can give you more references. <text:span text:style-name="T10">In the folder zanestutorial I have provided Zane Beckwith's write up on optimization as well as two codes scatter.py &amp; neldermead.py. Both of these python programs actually contain several function definitions and can be read into your own code using import. Zane's idea is that you would run </text:span><text:soft-page-break/><text:span text:style-name="T10">neldermead.py “minimize” on the scatter.py “simulate.” </text:span></text:p>
      <text:list xml:id="list1262428061" text:style-name="L1">
        <text:list-header>
          <text:p text:style-name="P21"/>
          <text:p text:style-name="P21"/>
          <text:p text:style-name="P21"/>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1:11:11</meta:creation-date>
    <dc:date>2015-06-10T16:44:17</dc:date>
    <meta:editing-duration>PT9H22M37S</meta:editing-duration>
    <meta:editing-cycles>41</meta:editing-cycles>
    <meta:generator>LibreOffice/3.6$Linux_X86_64 LibreOffice_project/360m1$Build-2</meta:generator>
    <meta:document-statistic meta:table-count="0" meta:image-count="0" meta:object-count="0" meta:page-count="4" meta:paragraph-count="46" meta:word-count="1620" meta:character-count="9647" meta:non-whitespace-character-count="8060"/>
  </office:meta>
</office:document-meta>
</file>